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next game:</text:p>
      <text:p text:style-name="P1"/>
      <text:list xml:id="list6970005731458023150" text:style-name="L1">
        <text:list-item>
          <text:p text:style-name="P2">Interactive death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7" meta:character-count="38"/>
    <dc:date>2013-05-27T16:31:29.94</dc:date>
    <meta:generator>OpenOffice.org/3.4.1$Win32 OpenOffice.org_project/341m1$Build-9593</meta:generator>
  </office:meta>
</office:document-meta>
</file>